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adornments="Normal" style:font-family-generic="swiss" style:font-pitch="variable"/>
    <style:font-face style:name="DejaVu Sans3" svg:font-family="'DejaVu Sans'" style:font-adornments="Norm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adornments="Norm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Normal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6cm" fo:min-width="6.43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6cm" fo:min-width="3.37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6cm" fo:min-width="3.986cm"/>
      <style:paragraph-properties style:writing-mode="lr-tb"/>
    </style:style>
    <style:style style:name="gr4" style:family="graphic" style:parent-style-name="objectwithoutfill">
      <style:graphic-properties draw:marker-end="Concave_20_short" draw:marker-end-width="0.12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79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506cm" fo:min-width="2.237cm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0.506cm" fo:min-width="1.319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505cm" fo:min-width="1.869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506cm" fo:min-width="1.564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506cm" fo:min-width="1.56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38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506cm" fo:min-width="2.42cm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0.506cm" fo:min-width="1.93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0.506cm" fo:min-width="2.1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506cm" fo:min-width="2.60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506cm" fo:min-width="2.238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506cm" fo:min-width="2.18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506cm" fo:min-width="2.18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505cm" fo:min-width="2.179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37" style:family="graphic" style:parent-style-name="standard" style:list-style-name="L1">
      <style:graphic-properties draw:textarea-horizontal-align="justify" draw:textarea-vertical-align="middle" draw:auto-grow-height="false" fo:min-height="0.505cm" fo:min-width="2.179cm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0.505cm" fo:min-width="2.179cm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505cm" fo:min-width="2.788cm"/>
      <style:paragraph-properties style:writing-mode="lr-tb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268cm" fo:min-width="2.50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506cm" fo:min-width="2.18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0.506cm" fo:min-width="2.18cm"/>
      <style:paragraph-properties style:writing-mode="lr-tb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0.506cm" fo:min-width="1.93cm"/>
      <style:paragraph-properties style:writing-mode="lr-tb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0.506cm" fo:min-width="2.18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53" style:family="graphic" style:parent-style-name="standard" style:list-style-name="L1">
      <style:graphic-properties draw:textarea-horizontal-align="justify" draw:textarea-vertical-align="middle" draw:auto-grow-height="false" fo:min-height="0.506cm" fo:min-width="2.43cm"/>
      <style:paragraph-properties style:writing-mode="lr-tb"/>
    </style:style>
    <style:style style:name="gr54" style:family="graphic" style:parent-style-name="standard">
      <style:graphic-properties draw:stroke="none" draw:fill="none" fo:min-height="0.472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0.002cm"/>
      <style:paragraph-properties style:writing-mode="lr-tb"/>
    </style:style>
    <style:style style:name="gr56" style:family="graphic" style:parent-style-name="standard" style:list-style-name="L1">
      <style:graphic-properties draw:textarea-horizontal-align="justify" draw:textarea-vertical-align="middle" draw:auto-grow-height="false" fo:min-height="0.506cm" fo:min-width="1.564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61" style:family="graphic" style:parent-style-name="standard" style:list-style-name="L1">
      <style:graphic-properties draw:textarea-horizontal-align="justify" draw:textarea-vertical-align="middle" draw:auto-grow-height="false" fo:min-height="0.506cm" fo:min-width="2.18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0.28cm" fo:min-width="2.454cm"/>
      <style:paragraph-properties style:writing-mode="lr-tb"/>
    </style:style>
    <style:style style:name="gr65" style:family="graphic" style:parent-style-name="standard" style:list-style-name="L1">
      <style:graphic-properties draw:textarea-horizontal-align="justify" draw:textarea-vertical-align="middle" draw:auto-grow-height="false" fo:min-height="0.506cm" fo:min-width="1.93cm"/>
      <style:paragraph-properties style:writing-mode="lr-tb"/>
    </style:style>
    <style:style style:name="gr66" style:family="graphic" style:parent-style-name="standard" style:list-style-name="L1">
      <style:graphic-properties draw:textarea-horizontal-align="justify" draw:textarea-vertical-align="middle" draw:auto-grow-height="false" fo:min-height="0.506cm" fo:min-width="1.93cm"/>
      <style:paragraph-properties style:writing-mode="lr-tb"/>
    </style:style>
    <style:style style:name="gr67" style:family="graphic" style:parent-style-name="standard" style:list-style-name="L1">
      <style:graphic-properties draw:textarea-horizontal-align="justify" draw:textarea-vertical-align="middle" draw:auto-grow-height="false" fo:min-height="0.506cm" fo:min-width="1.93cm"/>
      <style:paragraph-properties style:writing-mode="lr-tb"/>
    </style:style>
    <style:style style:name="gr68" style:family="graphic" style:parent-style-name="standard" style:list-style-name="L1">
      <style:graphic-properties draw:textarea-horizontal-align="justify" draw:textarea-vertical-align="middle" draw:auto-grow-height="false" fo:min-height="0.506cm" fo:min-width="1.93cm"/>
      <style:paragraph-properties style:writing-mode="lr-tb"/>
    </style:style>
    <style:style style:name="gr69" style:family="graphic" style:parent-style-name="standard" style:list-style-name="L1">
      <style:graphic-properties draw:textarea-horizontal-align="justify" draw:textarea-vertical-align="middle" draw:auto-grow-height="false" fo:min-height="0.506cm" fo:min-width="1.93cm"/>
      <style:paragraph-properties style:writing-mode="lr-tb"/>
    </style:style>
    <style:style style:name="gr70" style:family="graphic" style:parent-style-name="standard">
      <style:graphic-properties draw:stroke="none" draw:fill="none" fo:min-height="0.316cm"/>
      <style:paragraph-properties style:writing-mode="lr-tb"/>
    </style:style>
    <style:style style:name="gr71" style:family="graphic" style:parent-style-name="standard" style:list-style-name="L1">
      <style:graphic-properties draw:textarea-horizontal-align="justify" draw:textarea-vertical-align="middle" draw:auto-grow-height="false" fo:min-height="0.506cm" fo:min-width="2.18cm"/>
      <style:paragraph-properties style:writing-mode="lr-tb"/>
    </style:style>
    <style:style style:name="gr72" style:family="graphic" style:parent-style-name="standard" style:list-style-name="L1">
      <style:graphic-properties draw:textarea-horizontal-align="justify" draw:textarea-vertical-align="middle" draw:auto-grow-height="false" fo:min-height="0.506cm" fo:min-width="2.18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false" draw:fit-to-size="false" style:shrink-to-fit="false" fo:min-height="0.2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5" style:family="paragraph">
      <style:paragraph-properties fo:margin-left="0cm" fo:margin-right="0cm" fo:margin-top="0.42cm" fo:margin-bottom="0.35cm" fo:line-height="100%" fo:text-indent="0cm">
        <style:tab-stops/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.42cm" fo:margin-bottom="0.35cm" fo:line-height="100%" fo:text-indent="0cm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</style:style>
    <style:style style:name="P9" style:family="paragraph">
      <style:paragraph-properties fo:margin-left="0cm" fo:margin-right="0cm" fo:margin-top="0.432cm" fo:margin-bottom="0cm" fo:line-height="100%" fo:text-indent="0cm">
        <style:tab-stops/>
      </style:paragraph-properties>
    </style:style>
    <style:style style:name="P10" style:family="paragraph">
      <style:paragraph-properties fo:margin-left="0cm" fo:margin-right="0cm" fo:margin-top="0.025cm" fo:margin-bottom="0cm" fo:line-height="100%" fo:text-indent="0cm">
        <style:tab-stops/>
      </style:paragraph-properties>
    </style:style>
    <style:style style:name="P11" style:family="paragraph">
      <style:paragraph-properties fo:margin-left="0cm" fo:margin-right="0cm" fo:margin-top="0cm" fo:margin-bottom="0.356cm" fo:line-height="100%" fo:text-indent="0cm">
        <style:tab-stops/>
      </style:paragraph-properties>
    </style:style>
    <style:style style:name="P12" style:family="paragraph">
      <style:paragraph-properties fo:margin-left="0cm" fo:margin-right="0cm" fo:margin-top="0.076cm" fo:margin-bottom="0cm" fo:line-height="100%" fo:text-indent="0cm">
        <style:tab-stops/>
      </style:paragraph-properties>
    </style:style>
    <style:style style:name="P13" style:family="paragraph">
      <loext:graphic-properties draw:fill="none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4pt" style:font-size-asian="4pt" style:font-size-complex="4pt"/>
    </style:style>
    <style:style style:name="T5" style:family="text">
      <style:text-properties style:font-name="Liberation Sans" fo:font-size="6pt" style:letter-kerning="true" style:font-name-asian="Noto Sans CJK SC" style:font-size-asian="6pt" style:font-name-complex="Lohit Devanagari" style:font-size-complex="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pt" fo:font-style="normal" fo:text-shadow="none" style:text-underline-style="none" fo:font-weight="normal" style:letter-kerning="true" style:font-name-asian="Noto Sans CJK SC" style:font-size-asian="4pt" style:font-style-asian="normal" style:font-weight-asian="normal" style:font-name-complex="Lohit Devanagari" style:font-size-complex="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043cm" svg:height="1.114cm" svg:x="17.5cm" svg:y="2.136cm">
          <text:p text:style-name="P1">Trajet Labyrinth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981cm" svg:height="1.114cm" svg:x="10.979cm" svg:y="5.343cm">
          <text:p text:style-name="P1"><text:span text:style-name="T1">trouverO</text:span><text:span text:style-name="T1">rd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594cm" svg:height="1.114cm" svg:x="29cm" svg:y="5.5cm">
          <text:p text:style-name="P1"><text:span text:style-name="T2">P</text:span><text:span text:style-name="T2">a</text:span><text:span text:style-name="T2">r</text:span><text:span text:style-name="T2">c</text:span><text:span text:style-name="T2">o</text:span><text:span text:style-name="T2">u</text:span><text:span text:style-name="T2">r</text:span><text:span text:style-name="T2">s</text:span><text:span text:style-name="T3"> </text:span><text:span text:style-name="T2">L</text:span><text:span text:style-name="T2">a</text:span><text:span text:style-name="T2">b</text:span><text:span text:style-name="T2">y</text:span><text:span text:style-name="T2">r</text:span><text:span text:style-name="T2">i</text:span><text:span text:style-name="T2">n</text:span><text:span text:style-name="T2">t</text:span><text:span text:style-name="T2">h</text:span><text:span text:style-name="T2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4.96cm" svg:y1="5.9cm" svg:x2="15.573cm" svg:y2="5.9cm">
          <text:p/>
        </draw:line>
        <draw:frame draw:style-name="gr5" draw:text-style-name="P3" draw:layer="layout" svg:width="1.69cm" svg:height="0.629cm" svg:x="15.5cm" svg:y="5.621cm">
          <draw:text-box>
            <text:p><text:span text:style-name="T4">Liste&lt;Ordre&gt;</text:span></text:p>
          </draw:text-box>
        </draw:frame>
        <draw:line draw:style-name="gr6" draw:text-style-name="P2" draw:layer="layout" svg:x1="21cm" svg:y1="3.25cm" svg:x2="13cm" svg:y2="5.343cm">
          <text:p/>
        </draw:line>
        <draw:line draw:style-name="gr6" draw:text-style-name="P2" draw:layer="layout" svg:x1="21cm" svg:y1="3.25cm" svg:x2="30.75cm" svg:y2="5.5cm">
          <text:p/>
        </draw:line>
        <draw:line draw:style-name="gr4" draw:text-style-name="P2" draw:layer="layout" svg:x1="10.305cm" svg:y1="5.9cm" svg:x2="10.918cm" svg:y2="5.9cm">
          <text:p/>
        </draw:line>
        <draw:frame draw:style-name="gr7" draw:text-style-name="P3" draw:layer="layout" svg:width="1.531cm" svg:height="0.557cm" svg:x="9.469cm" svg:y="5.693cm">
          <draw:text-box>
            <text:p><text:span text:style-name="T4">Fichier txt</text:span></text:p>
          </draw:text-box>
        </draw:frame>
        <draw:custom-shape draw:style-name="gr8" draw:text-style-name="P4" draw:layer="layout" svg:width="2.817cm" svg:height="0.836cm" svg:x="3.629cm" svg:y="7.571cm">
          <text:p text:style-name="P4"><text:span text:style-name="T5">creerLabyrint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2.081cm" svg:y1="7.571cm" svg:x2="13cm" svg:y2="6.457cm">
          <text:p/>
        </draw:line>
        <draw:line draw:style-name="gr4" draw:text-style-name="P2" draw:layer="layout" svg:x1="6.446cm" svg:y1="7.983cm" svg:x2="7.059cm" svg:y2="7.983cm">
          <text:p/>
        </draw:line>
        <draw:frame draw:style-name="gr7" draw:text-style-name="P3" draw:layer="layout" svg:width="1.531cm" svg:height="0.557cm" svg:x="6.969cm" svg:y="7.75cm">
          <draw:text-box>
            <text:p text:style-name="P5"><text:span text:style-name="T6">Labyrinthe</text:span></text:p>
          </draw:text-box>
        </draw:frame>
        <draw:custom-shape draw:style-name="gr9" draw:text-style-name="P4" draw:layer="layout" svg:width="1.899cm" svg:height="0.836cm" svg:x="2.894cm" svg:y="9.521cm">
          <text:p text:style-name="P4"><text:span text:style-name="T5">labyrint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2.281cm" svg:y1="9.911cm" svg:x2="2.894cm" svg:y2="9.911cm">
          <text:p/>
        </draw:line>
        <draw:frame draw:style-name="gr7" draw:text-style-name="P3" draw:layer="layout" svg:width="1.735cm" svg:height="0.307cm" svg:x="1.015cm" svg:y="9.443cm">
          <draw:text-box>
            <text:p><text:span text:style-name="T4">NaturelNonNul</text:span></text:p>
            <text:p><text:span text:style-name="T4">NaturelNonNul</text:span></text:p>
            <text:p><text:span text:style-name="T4">NaturelNonNul</text:span></text:p>
            <text:p><text:span text:style-name="T4">Direction</text:span></text:p>
            <text:p><text:span text:style-name="T4">Direction</text:span></text:p>
          </draw:text-box>
        </draw:frame>
        <draw:line draw:style-name="gr4" draw:text-style-name="P2" draw:layer="layout" svg:x1="2.281cm" svg:y1="9.911cm" svg:x2="2.894cm" svg:y2="9.911cm">
          <text:p/>
        </draw:line>
        <draw:frame draw:style-name="gr7" draw:text-style-name="P3" draw:layer="layout" svg:width="1.985cm" svg:height="0.557cm" svg:x="1.515cm" svg:y="10.75cm">
          <draw:text-box>
            <text:p><text:span text:style-name="T4"/></text:p>
            <text:p><text:span text:style-name="T4"/></text:p>
          </draw:text-box>
        </draw:frame>
        <draw:frame draw:style-name="gr10" draw:text-style-name="P6" draw:layer="layout" svg:width="1.532cm" svg:height="0.557cm" svg:x="5.221cm" svg:y="9.677cm">
          <draw:text-box>
            <text:p text:style-name="P5"><text:span text:style-name="T6">Labyrinthe</text:span></text:p>
          </draw:text-box>
        </draw:frame>
        <draw:line draw:style-name="gr6" draw:text-style-name="P2" draw:layer="layout" svg:x1="3.813cm" svg:y1="9.521cm" svg:x2="5.038cm" svg:y2="8.407cm">
          <text:p/>
        </draw:line>
        <draw:custom-shape draw:style-name="gr11" draw:text-style-name="P4" draw:layer="layout" svg:width="2.449cm" svg:height="0.835cm" svg:x="7.917cm" svg:y="8.687cm">
          <text:p text:style-name="P4"><text:span text:style-name="T5">creerPass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9.019cm" svg:y1="8.686cm" svg:x2="5.038cm" svg:y2="8.407cm">
          <text:p/>
        </draw:line>
        <draw:line draw:style-name="gr4" draw:text-style-name="P2" draw:layer="layout" svg:x1="7.25cm" svg:y1="9cm" svg:x2="7.863cm" svg:y2="9cm">
          <text:p/>
        </draw:line>
        <draw:frame draw:style-name="gr7" draw:text-style-name="P3" draw:layer="layout" svg:width="2.475cm" svg:height="0.25cm" svg:x="5.275cm" svg:y="8.75cm">
          <draw:text-box>
            <text:p text:style-name="P7"><text:span text:style-name="T4">Liste&lt;Chaîne de caractères&gt;</text:span></text:p>
            <text:p text:style-name="P7"><text:span text:style-name="T4">Labyrinthe</text:span></text:p>
          </draw:text-box>
        </draw:frame>
        <draw:line draw:style-name="gr4" draw:text-style-name="P2" draw:layer="layout" svg:x1="10.366cm" svg:y1="9.12cm" svg:x2="10.979cm" svg:y2="9.12cm">
          <text:p/>
        </draw:line>
        <draw:frame draw:style-name="gr12" draw:text-style-name="P6" draw:layer="layout" svg:width="1.531cm" svg:height="0.557cm" svg:x="10.75cm" svg:y="8.943cm">
          <draw:text-box>
            <text:p text:style-name="P5"><text:span text:style-name="T6">Labyrinthe</text:span></text:p>
          </draw:text-box>
        </draw:frame>
        <draw:line draw:style-name="gr6" draw:text-style-name="P2" draw:layer="layout" svg:x1="9.632cm" svg:y1="10.914cm" svg:x2="9.019cm" svg:y2="9.521cm">
          <text:p/>
        </draw:line>
        <draw:custom-shape draw:style-name="gr13" draw:text-style-name="P4" draw:layer="layout" svg:width="2.144cm" svg:height="0.836cm" svg:x="8.529cm" svg:y="10.914cm">
          <text:p text:style-name="P4"><text:span text:style-name="T5">casserM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1.75cm" svg:height="0.557cm" svg:x="6.5cm" svg:y="11cm">
          <draw:text-box>
            <text:p><text:span text:style-name="T4">Labyrinthe</text:span></text:p>
            <text:p><text:span text:style-name="T4">NaturelNonNul</text:span></text:p>
            <text:p><text:span text:style-name="T4">NaturelNonNul</text:span></text:p>
          </draw:text-box>
        </draw:frame>
        <draw:line draw:style-name="gr4" draw:text-style-name="P2" draw:layer="layout" svg:x1="7.916cm" svg:y1="11.404cm" svg:x2="8.529cm" svg:y2="11.404cm">
          <text:p/>
        </draw:line>
        <draw:line draw:style-name="gr4" draw:text-style-name="P2" draw:layer="layout" svg:x1="10.673cm" svg:y1="11.349cm" svg:x2="11.286cm" svg:y2="11.349cm">
          <text:p/>
        </draw:line>
        <draw:frame draw:style-name="gr14" draw:text-style-name="P6" draw:layer="layout" svg:width="1.531cm" svg:height="0.557cm" svg:x="11.219cm" svg:y="11.193cm">
          <draw:text-box>
            <text:p text:style-name="P5"><text:span text:style-name="T6">Labyrinthe</text:span></text:p>
          </draw:text-box>
        </draw:frame>
        <draw:custom-shape draw:style-name="gr15" draw:text-style-name="P4" draw:layer="layout" svg:width="2.145cm" svg:height="0.836cm" svg:x="17.165cm" svg:y="7.572cm">
          <text:p text:style-name="P4"><text:span text:style-name="T5">resol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8.206cm" svg:y1="7.571cm" svg:x2="13cm" svg:y2="6.457cm">
          <text:p/>
        </draw:line>
        <draw:line draw:style-name="gr6" draw:text-style-name="P2" draw:layer="layout" svg:x1="4.731cm" svg:y1="7.571cm" svg:x2="13cm" svg:y2="6.457cm">
          <text:p/>
        </draw:line>
        <draw:line draw:style-name="gr4" draw:text-style-name="P2" draw:layer="layout" svg:x1="16.528cm" svg:y1="7.983cm" svg:x2="17.141cm" svg:y2="7.983cm">
          <text:p/>
        </draw:line>
        <draw:frame draw:style-name="gr16" draw:text-style-name="P6" draw:layer="layout" svg:width="1.531cm" svg:height="0.557cm" svg:x="15.5cm" svg:y="7.75cm">
          <draw:text-box>
            <text:p text:style-name="P5"><text:span text:style-name="T6">Labyrinthe</text:span></text:p>
          </draw:text-box>
        </draw:frame>
        <draw:line draw:style-name="gr4" draw:text-style-name="P2" draw:layer="layout" svg:x1="19.321cm" svg:y1="8.017cm" svg:x2="19.934cm" svg:y2="8.017cm">
          <text:p/>
        </draw:line>
        <draw:frame draw:style-name="gr17" draw:text-style-name="P3" draw:layer="layout" svg:width="1.837cm" svg:height="0.63cm" svg:x="19.738cm" svg:y="7.777cm">
          <draw:text-box>
            <text:p><text:span text:style-name="T4">Liste&lt;Ordre&gt;</text:span></text:p>
          </draw:text-box>
        </draw:frame>
        <draw:custom-shape draw:style-name="gr18" draw:text-style-name="P4" draw:layer="layout" svg:width="3cm" svg:height="0.836cm" svg:x="13.25cm" svg:y="9.802cm">
          <text:p text:style-name="P4"><text:span text:style-name="T5">trouverPlusCourtChemi</text:span><text:span text:style-name="T5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2.51cm" svg:height="0.836cm" svg:x="23.24cm" svg:y="8.75cm">
          <text:p text:style-name="P4"><text:span text:style-name="T5">conversionCasesE</text:span><text:span text:style-name="T5">nCasesEtDirection</text:span><text:span text:style-name="T5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2.637cm" svg:y1="10.25cm" svg:x2="13.25cm" svg:y2="10.25cm">
          <text:p/>
        </draw:line>
        <draw:frame draw:style-name="gr20" draw:text-style-name="P6" draw:layer="layout" svg:width="1.532cm" svg:height="0.557cm" svg:x="11.718cm" svg:y="10cm">
          <draw:text-box>
            <text:p text:style-name="P5"><text:span text:style-name="T6">Labyrinthe</text:span></text:p>
          </draw:text-box>
        </draw:frame>
        <draw:line draw:style-name="gr4" draw:text-style-name="P2" draw:layer="layout" svg:x1="16.25cm" svg:y1="10.25cm" svg:x2="16.612cm" svg:y2="10.25cm">
          <text:p/>
        </draw:line>
        <draw:frame draw:style-name="gr21" draw:text-style-name="P6" draw:layer="layout" svg:width="2.263cm" svg:height="0.557cm" svg:x="16.5cm" svg:y="10cm">
          <draw:text-box>
            <text:p text:style-name="P5"><text:span text:style-name="T6">Pile&lt;NaturelNonNul&gt;</text:span></text:p>
          </draw:text-box>
        </draw:frame>
        <draw:line draw:style-name="gr6" draw:text-style-name="P2" draw:layer="layout" svg:x1="18.206cm" svg:y1="8.407cm" svg:x2="14.531cm" svg:y2="9.8cm">
          <text:p/>
        </draw:line>
        <draw:line draw:style-name="gr4" draw:text-style-name="P2" draw:layer="layout" svg:x1="25.75cm" svg:y1="9.25cm" svg:x2="26.363cm" svg:y2="9.25cm">
          <text:p/>
        </draw:line>
        <draw:frame draw:style-name="gr22" draw:text-style-name="P6" draw:layer="layout" svg:width="1.965cm" svg:height="0.557cm" svg:x="26.285cm" svg:y="8.943cm">
          <draw:text-box>
            <text:p text:style-name="P5"><text:span text:style-name="T6">Liste&lt;caseEtDir</text:span><text:span text:style-name="T6">ection&gt;</text:span></text:p>
          </draw:text-box>
        </draw:frame>
        <draw:frame draw:style-name="gr23" draw:text-style-name="P8" draw:layer="layout" svg:width="1.837cm" svg:height="0.558cm" svg:x="18.663cm" svg:y="14.472cm">
          <draw:text-box>
            <text:p text:style-name="P7"><text:span text:style-name="T6">caseEtDirection</text:span></text:p>
          </draw:text-box>
        </draw:frame>
        <draw:line draw:style-name="gr6" draw:text-style-name="P2" draw:layer="layout" svg:x1="14.531cm" svg:y1="10.635cm" svg:x2="16.75cm" svg:y2="14.25cm">
          <text:p/>
        </draw:line>
        <draw:custom-shape draw:style-name="gr24" draw:text-style-name="P4" draw:layer="layout" svg:width="2.76cm" svg:height="0.836cm" svg:x="7.281cm" svg:y="20cm">
          <text:p text:style-name="P4"><text:span text:style-name="T5">caseDeSorti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0.007cm" svg:y1="20.42cm" svg:x2="10.62cm" svg:y2="20.42cm">
          <text:p/>
        </draw:line>
        <draw:frame draw:style-name="gr25" draw:text-style-name="P8" draw:layer="layout" svg:width="2.021cm" svg:height="0.557cm" svg:x="10.479cm" svg:y="20.25cm">
          <draw:text-box>
            <text:p text:style-name="P7"><text:span text:style-name="T6">caseEtDirection</text:span></text:p>
          </draw:text-box>
        </draw:frame>
        <draw:line draw:style-name="gr4" draw:text-style-name="P2" draw:layer="layout" svg:x1="6.639cm" svg:y1="20.42cm" svg:x2="7.252cm" svg:y2="20.42cm">
          <text:p/>
        </draw:line>
        <draw:frame draw:style-name="gr26" draw:text-style-name="P6" draw:layer="layout" svg:width="1.531cm" svg:height="0.557cm" svg:x="5.75cm" svg:y="20.193cm">
          <draw:text-box>
            <text:p text:style-name="P5"><text:span text:style-name="T6">Labyrinthe</text:span></text:p>
          </draw:text-box>
        </draw:frame>
        <draw:line draw:style-name="gr6" draw:text-style-name="P2" draw:layer="layout" svg:x1="13cm" svg:y1="17.321cm" svg:x2="14.75cm" svg:y2="20.25cm">
          <text:p/>
        </draw:line>
        <draw:frame draw:style-name="gr27" draw:text-style-name="P6" draw:layer="layout" svg:width="1.593cm" svg:height="0.557cm" svg:x="13.75cm" svg:y="14.473cm">
          <draw:text-box>
            <text:p text:style-name="P5"><text:span text:style-name="T6">Labyrinthe</text:span></text:p>
          </draw:text-box>
        </draw:frame>
        <draw:custom-shape draw:style-name="gr28" draw:text-style-name="P4" draw:layer="layout" svg:width="3.185cm" svg:height="0.836cm" svg:x="2.465cm" svg:y="12.037cm">
          <text:p text:style-name="P4"><text:span text:style-name="T5">separationCa</text:span><text:span text:style-name="T5">s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5.662cm" svg:y1="12.44cm" svg:x2="6.275cm" svg:y2="12.44cm">
          <text:p/>
        </draw:line>
        <draw:frame draw:style-name="gr29" draw:text-style-name="P6" draw:layer="layout" svg:width="1.531cm" svg:height="0.558cm" svg:x="0.75cm" svg:y="12.192cm">
          <draw:text-box>
            <text:p text:style-name="P5"><text:span text:style-name="T6">Chaîne de caractères</text:span></text:p>
          </draw:text-box>
        </draw:frame>
        <draw:line draw:style-name="gr4" draw:text-style-name="P2" draw:layer="layout" svg:x1="1.853cm" svg:y1="12.444cm" svg:x2="2.466cm" svg:y2="12.444cm">
          <text:p/>
        </draw:line>
        <draw:line draw:style-name="gr6" draw:text-style-name="P2" draw:layer="layout" svg:x1="9.019cm" svg:y1="9.521cm" svg:x2="4.119cm" svg:y2="12.028cm">
          <text:p/>
        </draw:line>
        <draw:custom-shape draw:style-name="gr30" draw:text-style-name="P4" draw:layer="layout" svg:width="2.818cm" svg:height="0.836cm" svg:x="10.856cm" svg:y="7.572cm">
          <text:p text:style-name="P4"><text:span text:style-name="T5">gestionDuFichie</text:span><text:span text:style-name="T5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0.244cm" svg:y1="7.985cm" svg:x2="10.857cm" svg:y2="7.985cm">
          <text:p/>
        </draw:line>
        <draw:frame draw:style-name="gr7" draw:text-style-name="P3" draw:layer="layout" svg:width="2.23cm" svg:height="0.557cm" svg:x="8.77cm" svg:y="7.75cm">
          <draw:text-box>
            <text:p><text:span text:style-name="T4">Chaîne de caractères</text:span></text:p>
            <text:p><text:span text:style-name="T4"/></text:p>
          </draw:text-box>
        </draw:frame>
        <draw:line draw:style-name="gr4" draw:text-style-name="P2" draw:layer="layout" svg:x1="13.674cm" svg:y1="7.873cm" svg:x2="14.287cm" svg:y2="7.873cm">
          <text:p/>
        </draw:line>
        <draw:line draw:style-name="gr4" draw:text-style-name="P2" draw:layer="layout" svg:x1="3.016cm" svg:y1="7.873cm" svg:x2="3.629cm" svg:y2="7.873cm">
          <text:p/>
        </draw:line>
        <draw:frame draw:style-name="gr7" draw:text-style-name="P3" draw:layer="layout" svg:width="2.022cm" svg:height="0.557cm" svg:x="1.728cm" svg:y="7.443cm">
          <draw:text-box>
            <text:p text:style-name="P9"><text:span text:style-name="T6">NaturelNonNul</text:span></text:p>
            <text:p text:style-name="P10"><text:span text:style-name="T6">NaturelNonNul</text:span></text:p>
            <text:p text:style-name="P10"><text:span text:style-name="T6">NaturelNonNul</text:span></text:p>
            <text:p text:style-name="P10"><text:span text:style-name="T6">Direction</text:span></text:p>
            <text:p text:style-name="P10"><text:span text:style-name="T6">Direction</text:span></text:p>
            <text:p text:style-name="P7"><text:span text:style-name="T6">Liste&lt;chaîne de caractères&gt;</text:span></text:p>
            <text:p text:style-name="P5"><text:span text:style-name="T6"/></text:p>
          </draw:text-box>
        </draw:frame>
        <draw:custom-shape draw:style-name="gr31" draw:text-style-name="P4" draw:layer="layout" svg:width="2.76cm" svg:height="0.836cm" svg:x="15.355cm" svg:y="14.25cm">
          <text:p text:style-name="P4"><text:span text:style-name="T5">caseDEntre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8.124cm" svg:y1="14.689cm" svg:x2="18.737cm" svg:y2="14.689cm">
          <text:p/>
        </draw:line>
        <draw:line draw:style-name="gr4" draw:text-style-name="P2" draw:layer="layout" svg:x1="14.743cm" svg:y1="14.657cm" svg:x2="15.356cm" svg:y2="14.657cm">
          <text:p/>
        </draw:line>
        <draw:custom-shape draw:style-name="gr32" draw:text-style-name="P4" draw:layer="layout" svg:width="2.76cm" svg:height="0.836cm" svg:x="5.711cm" svg:y="17.599cm">
          <text:p text:style-name="P4"><text:span text:style-name="T5">copieP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8.468cm" svg:y1="18.006cm" svg:x2="9.081cm" svg:y2="18.006cm">
          <text:p/>
        </draw:line>
        <draw:line draw:style-name="gr4" draw:text-style-name="P2" draw:layer="layout" svg:x1="8.468cm" svg:y1="18.006cm" svg:x2="9.081cm" svg:y2="18.006cm">
          <text:p/>
        </draw:line>
        <draw:frame draw:style-name="gr33" draw:text-style-name="P6" draw:layer="layout" svg:width="2cm" svg:height="0.557cm" svg:x="3.5cm" svg:y="17.75cm">
          <draw:text-box>
            <text:p text:style-name="P5"><text:span text:style-name="T6">Pile&lt;NaturelNonNul&gt;</text:span></text:p>
          </draw:text-box>
        </draw:frame>
        <draw:line draw:style-name="gr4" draw:text-style-name="P2" draw:layer="layout" svg:x1="5.038cm" svg:y1="18.006cm" svg:x2="5.651cm" svg:y2="18.006cm">
          <text:p/>
        </draw:line>
        <draw:custom-shape draw:style-name="gr34" draw:text-style-name="P4" draw:layer="layout" svg:width="2.759cm" svg:height="0.835cm" svg:x="22.328cm" svg:y="16.25cm">
          <text:p text:style-name="P4"><text:span text:style-name="T5">estVi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25.451cm" svg:y1="16.656cm" svg:x2="26.064cm" svg:y2="16.656cm">
          <text:p/>
        </draw:line>
        <draw:frame draw:style-name="gr35" draw:text-style-name="P6" draw:layer="layout" svg:width="2cm" svg:height="0.557cm" svg:x="26cm" svg:y="16.443cm">
          <draw:text-box>
            <text:p text:style-name="P5"><text:span text:style-name="T6">Pile&lt;NaturelNonNul&gt;</text:span></text:p>
          </draw:text-box>
        </draw:frame>
        <draw:line draw:style-name="gr4" draw:text-style-name="P2" draw:layer="layout" svg:x1="25.451cm" svg:y1="16.656cm" svg:x2="26.064cm" svg:y2="16.656cm">
          <text:p/>
        </draw:line>
        <draw:frame draw:style-name="gr36" draw:text-style-name="P6" draw:layer="layout" svg:width="2.75cm" svg:height="0.557cm" svg:x="19cm" svg:y="16.443cm">
          <draw:text-box>
            <text:p text:style-name="P5"><text:span text:style-name="T6">Ensemble&lt;Pile&lt;NaturelNonNul&gt;&gt;</text:span></text:p>
          </draw:text-box>
        </draw:frame>
        <draw:line draw:style-name="gr4" draw:text-style-name="P2" draw:layer="layout" svg:x1="21.433cm" svg:y1="16.661cm" svg:x2="22.046cm" svg:y2="16.661cm">
          <text:p/>
        </draw:line>
        <draw:custom-shape draw:style-name="gr37" draw:text-style-name="P4" draw:layer="layout" svg:width="2.759cm" svg:height="0.835cm" svg:x="22.328cm" svg:y="16.251cm">
          <text:p text:style-name="P4"><text:span text:style-name="T5">estVi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25.451cm" svg:y1="16.657cm" svg:x2="26.064cm" svg:y2="16.657cm">
          <text:p/>
        </draw:line>
        <draw:line draw:style-name="gr4" draw:text-style-name="P2" draw:layer="layout" svg:x1="25.451cm" svg:y1="16.657cm" svg:x2="26.064cm" svg:y2="16.657cm">
          <text:p/>
        </draw:line>
        <draw:custom-shape draw:style-name="gr38" draw:text-style-name="P4" draw:layer="layout" svg:width="2.759cm" svg:height="0.835cm" svg:x="22.328cm" svg:y="16.251cm">
          <text:p text:style-name="P4"><text:span text:style-name="T5">estVi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25.451cm" svg:y1="16.657cm" svg:x2="26.064cm" svg:y2="16.657cm">
          <text:p/>
        </draw:line>
        <draw:line draw:style-name="gr4" draw:text-style-name="P2" draw:layer="layout" svg:x1="25.451cm" svg:y1="16.657cm" svg:x2="26.064cm" svg:y2="16.657cm">
          <text:p/>
        </draw:line>
        <draw:custom-shape draw:style-name="gr39" draw:text-style-name="P4" draw:layer="layout" svg:width="3.368cm" svg:height="0.835cm" svg:x="22.083cm" svg:y="16.252cm">
          <text:p text:style-name="P4"><text:span text:style-name="T5">comparaisonChem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25.451cm" svg:y1="16.658cm" svg:x2="26.064cm" svg:y2="16.658cm">
          <text:p/>
        </draw:line>
        <draw:line draw:style-name="gr4" draw:text-style-name="P2" draw:layer="layout" svg:x1="25.451cm" svg:y1="16.658cm" svg:x2="26.064cm" svg:y2="16.658cm">
          <text:p/>
        </draw:line>
        <draw:line draw:style-name="gr6" draw:text-style-name="P2" draw:layer="layout" svg:x1="14.531cm" svg:y1="10.635cm" svg:x2="23.5cm" svg:y2="16.25cm">
          <text:p/>
        </draw:line>
        <draw:line draw:style-name="gr6" draw:text-style-name="P2" draw:layer="layout" svg:x1="13cm" svg:y1="17.321cm" svg:x2="7.181cm" svg:y2="17.6cm">
          <text:p/>
        </draw:line>
        <draw:custom-shape draw:style-name="gr40" draw:text-style-name="P4" draw:layer="layout" svg:width="3.062cm" svg:height="0.574cm" svg:x="11.469cm" svg:y="16.75cm">
          <text:p text:style-name="P4"><text:span text:style-name="T5">trouverLesChem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6" draw:layer="layout" svg:width="1.531cm" svg:height="0.308cm" svg:x="9.969cm" svg:y="16.75cm">
          <draw:text-box>
            <text:p text:style-name="P5"><text:span text:style-name="T6">Labyrinthe</text:span></text:p>
            <text:p text:style-name="P5"><text:span text:style-name="T6"/></text:p>
          </draw:text-box>
        </draw:frame>
        <draw:frame draw:style-name="gr42" draw:text-style-name="P6" draw:layer="layout" svg:width="2.75cm" svg:height="0.557cm" svg:x="15cm" svg:y="16.75cm">
          <draw:text-box>
            <text:p text:style-name="P9"><text:span text:style-name="T6">Pile&lt;NaturelNonNul&gt;</text:span></text:p>
            <text:p text:style-name="P10"><text:span text:style-name="T6">Ensemble&lt;Pile&lt;NaturelNonNul&gt;&gt;</text:span></text:p>
          </draw:text-box>
        </draw:frame>
        <draw:line draw:style-name="gr6" draw:text-style-name="P2" draw:layer="layout" svg:x1="13.25cm" svg:y1="16.75cm" svg:x2="14.531cm" svg:y2="10.635cm">
          <text:p/>
        </draw:line>
        <draw:custom-shape draw:style-name="gr43" draw:text-style-name="P4" draw:layer="layout" svg:width="2.76cm" svg:height="0.836cm" svg:x="14.045cm" svg:y="20.164cm">
          <text:p text:style-name="P4"><text:span text:style-name="T5">CaseDEntre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6.801cm" svg:y1="20.571cm" svg:x2="17.414cm" svg:y2="20.571cm">
          <text:p/>
        </draw:line>
        <draw:frame draw:style-name="gr44" draw:text-style-name="P8" draw:layer="layout" svg:width="2.25cm" svg:height="0.558cm" svg:x="17.25cm" svg:y="20.28cm">
          <draw:text-box>
            <text:p text:style-name="P7"><text:span text:style-name="T6">Ensemble&lt;NaturelNonNul&gt;</text:span></text:p>
          </draw:text-box>
        </draw:frame>
        <draw:frame draw:style-name="gr45" draw:text-style-name="P6" draw:layer="layout" svg:width="2cm" svg:height="0.557cm" svg:x="19.25cm" svg:y="22.75cm">
          <draw:text-box>
            <text:p text:style-name="P9"><text:span text:style-name="T6">Liste&lt;NaturelNonNul&gt;</text:span></text:p>
          </draw:text-box>
        </draw:frame>
        <draw:custom-shape draw:style-name="gr46" draw:text-style-name="P4" draw:layer="layout" svg:width="2.76cm" svg:height="0.836cm" svg:x="14.045cm" svg:y="20.165cm">
          <text:p text:style-name="P4"><text:span text:style-name="T5">casesAccessi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6.801cm" svg:y1="20.572cm" svg:x2="17.414cm" svg:y2="20.572cm">
          <text:p/>
        </draw:line>
        <draw:line draw:style-name="gr4" draw:text-style-name="P2" draw:layer="layout" svg:x1="13.5cm" svg:y1="20.414cm" svg:x2="14.113cm" svg:y2="20.414cm">
          <text:p/>
        </draw:line>
        <draw:line draw:style-name="gr6" draw:text-style-name="P2" draw:layer="layout" svg:x1="13cm" svg:y1="17.321cm" svg:x2="9cm" svg:y2="20cm">
          <text:p/>
        </draw:line>
        <draw:line draw:style-name="gr4" draw:text-style-name="P2" draw:layer="layout" svg:x1="4.805cm" svg:y1="9.911cm" svg:x2="5.418cm" svg:y2="9.911cm">
          <text:p/>
        </draw:line>
        <draw:line draw:style-name="gr6" draw:text-style-name="P2" draw:layer="layout" svg:x1="18.207cm" svg:y1="8.408cm" svg:x2="24.75cm" svg:y2="8.75cm">
          <text:p/>
        </draw:line>
        <draw:custom-shape draw:style-name="gr47" draw:text-style-name="P4" draw:layer="layout" svg:width="2.51cm" svg:height="0.836cm" svg:x="35.24cm" svg:y="8.914cm">
          <text:p text:style-name="P4"><text:span text:style-name="T5">conversionCasesEtDirectionEnOrd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8.208cm" svg:y1="8.408cm" svg:x2="35.25cm" svg:y2="9cm">
          <text:p/>
        </draw:line>
        <draw:line draw:style-name="gr4" draw:text-style-name="P2" draw:layer="layout" svg:x1="22.637cm" svg:y1="9.25cm" svg:x2="23.25cm" svg:y2="9.25cm">
          <text:p/>
        </draw:line>
        <draw:line draw:style-name="gr4" draw:text-style-name="P2" draw:layer="layout" svg:x1="34.637cm" svg:y1="9.25cm" svg:x2="35.25cm" svg:y2="9.25cm">
          <text:p/>
        </draw:line>
        <draw:line draw:style-name="gr4" draw:text-style-name="P2" draw:layer="layout" svg:x1="37.75cm" svg:y1="9.25cm" svg:x2="38.363cm" svg:y2="9.25cm">
          <text:p/>
        </draw:line>
        <draw:line draw:style-name="gr6" draw:text-style-name="P2" draw:layer="layout" svg:x1="30cm" svg:y1="11cm" svg:x2="36.75cm" svg:y2="9.75cm">
          <text:p/>
        </draw:line>
        <draw:custom-shape draw:style-name="gr48" draw:text-style-name="P4" draw:layer="layout" svg:width="2.76cm" svg:height="0.836cm" svg:x="32.49cm" svg:y="13.914cm">
          <text:p text:style-name="P4"><text:span text:style-name="T5">choixOrd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35.25cm" svg:y1="14.25cm" svg:x2="35.863cm" svg:y2="14.25cm">
          <text:p/>
        </draw:line>
        <draw:frame draw:style-name="gr49" draw:text-style-name="P6" draw:layer="layout" svg:width="2cm" svg:height="0.557cm" svg:x="32.75cm" svg:y="9cm">
          <draw:text-box>
            <text:p text:style-name="P7"><text:span text:style-name="T6">Liste&lt;caseEtDirection&gt;</text:span></text:p>
            <text:p text:style-name="P11"><text:span text:style-name="T6">Labyrinthe</text:span></text:p>
          </draw:text-box>
        </draw:frame>
        <draw:frame draw:style-name="gr50" draw:text-style-name="P6" draw:layer="layout" svg:width="2cm" svg:height="0.557cm" svg:x="38.25cm" svg:y="9cm">
          <draw:text-box>
            <text:p text:style-name="P5"><text:span text:style-name="T6">Liste&lt;Ordre&gt;</text:span></text:p>
          </draw:text-box>
        </draw:frame>
        <draw:line draw:style-name="gr6" draw:text-style-name="P2" draw:layer="layout" svg:x1="34cm" svg:y1="14cm" svg:x2="36.75cm" svg:y2="9.75cm">
          <text:p/>
        </draw:line>
        <draw:frame draw:style-name="gr51" draw:text-style-name="P6" draw:layer="layout" svg:width="2cm" svg:height="0.557cm" svg:x="35.75cm" svg:y="14cm">
          <draw:text-box>
            <text:p text:style-name="P5"><text:span text:style-name="T6">Liste&lt;Ordre&gt;</text:span></text:p>
          </draw:text-box>
        </draw:frame>
        <draw:frame draw:style-name="gr52" draw:text-style-name="P6" draw:layer="layout" svg:width="2cm" svg:height="0.557cm" svg:x="30.75cm" svg:y="16.5cm">
          <draw:text-box>
            <text:p text:style-name="P12"><text:span text:style-name="T6">Labyrinthe</text:span></text:p>
            <text:p text:style-name="P7"><text:span text:style-name="T6">NaturelNonNul</text:span></text:p>
          </draw:text-box>
        </draw:frame>
        <draw:custom-shape draw:style-name="gr53" draw:text-style-name="P4" draw:layer="layout" svg:width="3.01cm" svg:height="0.836cm" svg:x="36.99cm" svg:y="12cm">
          <text:p text:style-name="P4"><text:span text:style-name="T5">positionPorteEnDire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3" draw:layer="layout" svg:width="2cm" svg:height="0.722cm" svg:x="21cm" svg:y="9cm">
          <draw:text-box>
            <text:p><text:span text:style-name="T6">L</text:span><text:span text:style-name="T6">a</text:span><text:span text:style-name="T6">b</text:span><text:span text:style-name="T6">y</text:span><text:span text:style-name="T6">ri</text:span><text:span text:style-name="T6">nt</text:span><text:span text:style-name="T6">h</text:span><text:span text:style-name="T6">e</text:span></text:p>
            <text:p text:style-name="P11"><text:span text:style-name="T6">Pi</text:span><text:span text:style-name="T6">le</text:span><text:span text:style-name="T6">&lt;</text:span><text:span text:style-name="T6">N</text:span><text:span text:style-name="T6">at</text:span><text:span text:style-name="T6">u</text:span><text:span text:style-name="T6">r</text:span><text:span text:style-name="T6">el</text:span><text:span text:style-name="T6">N</text:span><text:span text:style-name="T6">o</text:span><text:span text:style-name="T6">n</text:span><text:span text:style-name="T6">N</text:span><text:span text:style-name="T6">ul</text:span><text:span text:style-name="T6">&gt;</text:span></text:p>
          </draw:text-box>
        </draw:frame>
        <draw:frame draw:style-name="gr55" draw:text-style-name="P3" draw:layer="layout" svg:width="0.502cm" svg:height="1.657cm" svg:x="20cm" svg:y="13.241cm">
          <draw:text-box>
            <text:p/>
            <text:p/>
          </draw:text-box>
        </draw:frame>
        <draw:line draw:style-name="gr4" draw:text-style-name="P2" draw:layer="layout" svg:x1="10.887cm" svg:y1="17cm" svg:x2="11.5cm" svg:y2="17cm">
          <text:p/>
        </draw:line>
        <draw:line draw:style-name="gr4" draw:text-style-name="P2" draw:layer="measurelines" svg:x1="14.5cm" svg:y1="17cm" svg:x2="15.113cm" svg:y2="17cm">
          <text:p/>
        </draw:line>
        <draw:custom-shape draw:style-name="gr56" draw:text-style-name="P4" draw:layer="layout" svg:width="2.144cm" svg:height="0.836cm" svg:x="7.856cm" svg:y="12.164cm">
          <text:p text:style-name="P4"><text:span text:style-name="T5">creerLi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9.25cm" svg:y1="11.75cm" svg:x2="9cm" svg:y2="12.25cm">
          <text:p/>
        </draw:line>
        <draw:line draw:style-name="gr4" draw:text-style-name="P2" draw:layer="layout" svg:x1="7.25cm" svg:y1="12.75cm" svg:x2="7.863cm" svg:y2="12.75cm">
          <text:p/>
        </draw:line>
        <draw:frame draw:style-name="gr57" draw:text-style-name="P8" draw:layer="layout" svg:width="1.75cm" svg:height="0.557cm" svg:x="5.75cm" svg:y="12.5cm">
          <draw:text-box>
            <text:p text:style-name="P7"><text:span text:style-name="T6">MatriceDAdjacence</text:span></text:p>
            <text:p text:style-name="P7"><text:span text:style-name="T6">NaturelNonNul</text:span></text:p>
            <text:p text:style-name="P7"><text:span text:style-name="T6">NaturelNonNul</text:span></text:p>
          </draw:text-box>
        </draw:frame>
        <draw:line draw:style-name="gr4" draw:text-style-name="P2" draw:layer="layout" svg:x1="9.887cm" svg:y1="12.75cm" svg:x2="10.5cm" svg:y2="12.75cm">
          <text:p/>
        </draw:line>
        <draw:frame draw:style-name="gr58" draw:text-style-name="P8" draw:layer="layout" svg:width="1.75cm" svg:height="0.557cm" svg:x="10.25cm" svg:y="12.443cm">
          <draw:text-box>
            <text:p text:style-name="P7"><text:span text:style-name="T6">MatriceDAdjacence</text:span></text:p>
            <text:p text:style-name="P7"><text:span text:style-name="T6"/></text:p>
          </draw:text-box>
        </draw:frame>
        <draw:frame draw:style-name="gr59" draw:text-style-name="P6" draw:layer="layout" svg:width="1.531cm" svg:height="0.558cm" svg:x="6cm" svg:y="12cm">
          <draw:text-box>
            <text:p text:style-name="P7"><text:span text:style-name="T6">NaturelNonNul</text:span></text:p>
            <text:p text:style-name="P10"><text:span text:style-name="T6">NaturelNonNul</text:span></text:p>
          </draw:text-box>
        </draw:frame>
        <draw:line draw:style-name="gr6" draw:text-style-name="P2" draw:layer="layout" svg:x1="9.019cm" svg:y1="9.522cm" svg:x2="4.119cm" svg:y2="12.029cm">
          <text:p/>
        </draw:line>
        <draw:frame draw:style-name="gr7" draw:text-style-name="P3" draw:layer="layout" svg:width="2.022cm" svg:height="0.557cm" svg:x="14.228cm" svg:y="7.25cm">
          <draw:text-box>
            <text:p text:style-name="P9"><text:span text:style-name="T6">N</text:span><text:span text:style-name="T6">at</text:span><text:span text:style-name="T6">u</text:span><text:span text:style-name="T6">r</text:span><text:span text:style-name="T6">el</text:span><text:span text:style-name="T6">N</text:span><text:span text:style-name="T6">o</text:span><text:span text:style-name="T6">n</text:span><text:span text:style-name="T6">N</text:span><text:span text:style-name="T6">ul</text:span></text:p>
            <text:p text:style-name="P10"><text:span text:style-name="T6">N</text:span><text:span text:style-name="T6">at</text:span><text:span text:style-name="T6">u</text:span><text:span text:style-name="T6">r</text:span><text:span text:style-name="T6">el</text:span><text:span text:style-name="T6">N</text:span><text:span text:style-name="T6">o</text:span><text:span text:style-name="T6">n</text:span><text:span text:style-name="T6">N</text:span><text:span text:style-name="T6">ul</text:span></text:p>
            <text:p text:style-name="P10"><text:span text:style-name="T6">N</text:span><text:span text:style-name="T6">at</text:span><text:span text:style-name="T6">u</text:span><text:span text:style-name="T6">r</text:span><text:span text:style-name="T6">el</text:span><text:span text:style-name="T6">N</text:span><text:span text:style-name="T6">o</text:span><text:span text:style-name="T6">n</text:span><text:span text:style-name="T6">N</text:span><text:span text:style-name="T6">ul</text:span></text:p>
            <text:p text:style-name="P10"><text:span text:style-name="T6">D</text:span><text:span text:style-name="T6">ir</text:span><text:span text:style-name="T6">e</text:span><text:span text:style-name="T6">ct</text:span><text:span text:style-name="T6">io</text:span><text:span text:style-name="T6">n</text:span></text:p>
            <text:p text:style-name="P10"><text:span text:style-name="T6">D</text:span><text:span text:style-name="T6">ir</text:span><text:span text:style-name="T6">e</text:span><text:span text:style-name="T6">ct</text:span><text:span text:style-name="T6">io</text:span><text:span text:style-name="T6">n</text:span></text:p>
            <text:p text:style-name="P7"><text:span text:style-name="T6">Li</text:span><text:span text:style-name="T6">st</text:span><text:span text:style-name="T6">e</text:span><text:span text:style-name="T6">&lt;</text:span><text:span text:style-name="T6">c</text:span><text:span text:style-name="T6">h</text:span><text:span text:style-name="T6">aî</text:span><text:span text:style-name="T6">n</text:span><text:span text:style-name="T6">e </text:span><text:span text:style-name="T6">d</text:span><text:span text:style-name="T6">e </text:span><text:span text:style-name="T6">c</text:span><text:span text:style-name="T6">h</text:span><text:span text:style-name="T6">aî</text:span><text:span text:style-name="T6">n</text:span><text:span text:style-name="T6">e </text:span><text:span text:style-name="T6">d</text:span><text:span text:style-name="T6">e </text:span><text:span text:style-name="T6">c</text:span><text:span text:style-name="T6">a</text:span><text:span text:style-name="T6">r</text:span><text:span text:style-name="T6">a</text:span><text:span text:style-name="T6">ct</text:span><text:span text:style-name="T6">è</text:span><text:span text:style-name="T6">r</text:span><text:span text:style-name="T6">e</text:span><text:span text:style-name="T6">s</text:span><text:span text:style-name="T6">&gt;</text:span></text:p>
            <text:p text:style-name="P5"><text:span text:style-name="T6"/></text:p>
          </draw:text-box>
        </draw:frame>
        <draw:frame draw:style-name="gr60" draw:text-style-name="P6" draw:layer="layout" svg:width="2cm" svg:height="0.557cm" svg:x="9cm" svg:y="17.693cm">
          <draw:text-box>
            <text:p text:style-name="P5"><text:span text:style-name="T6">Pile&lt;NaturelNonNul&gt;</text:span></text:p>
          </draw:text-box>
        </draw:frame>
        <draw:line draw:style-name="gr6" draw:text-style-name="P2" draw:layer="layout" svg:x1="15.5cm" svg:y1="21cm" svg:x2="16.75cm" svg:y2="22.586cm">
          <text:p/>
        </draw:line>
        <draw:custom-shape draw:style-name="gr61" draw:text-style-name="P4" draw:layer="layout" svg:width="2.76cm" svg:height="0.836cm" svg:x="15.99cm" svg:y="22.5cm">
          <text:p text:style-name="P4"><text:span text:style-name="T5">obtenirLi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6" draw:layer="layout" svg:width="1.715cm" svg:height="0.557cm" svg:x="13.785cm" svg:y="22.75cm">
          <draw:text-box>
            <text:p text:style-name="P9"><text:span text:style-name="T6">MatriceDAdjacence</text:span></text:p>
            <text:p text:style-name="P7"><text:span text:style-name="T6">NaturelNonNul</text:span></text:p>
          </draw:text-box>
        </draw:frame>
        <draw:frame draw:style-name="gr63" draw:text-style-name="P6" draw:layer="layout" svg:width="1.715cm" svg:height="0.557cm" svg:x="12.251cm" svg:y="20.108cm">
          <draw:text-box>
            <text:p text:style-name="P9"><text:span text:style-name="T6">Labyrinthe</text:span></text:p>
            <text:p text:style-name="P7"><text:span text:style-name="T6">NaturelNonNul</text:span></text:p>
          </draw:text-box>
        </draw:frame>
        <draw:line draw:style-name="gr4" draw:text-style-name="P2" draw:layer="layout" svg:x1="15.25cm" svg:y1="23cm" svg:x2="15.863cm" svg:y2="23cm">
          <text:p/>
        </draw:line>
        <draw:line draw:style-name="gr4" draw:text-style-name="P2" draw:layer="layout" svg:x1="18.75cm" svg:y1="23cm" svg:x2="19.363cm" svg:y2="23cm">
          <text:p/>
        </draw:line>
        <draw:custom-shape draw:style-name="gr64" draw:text-style-name="P4" draw:layer="layout" svg:width="3.01cm" svg:height="0.586cm" svg:x="27.49cm" svg:y="11cm">
          <text:p text:style-name="P4"><text:span text:style-name="T5">directionEntreeEtSorti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24.5cm" svg:y1="9.5cm" svg:x2="28.5cm" svg:y2="11cm">
          <text:p/>
        </draw:line>
        <draw:custom-shape draw:style-name="gr65" draw:text-style-name="P4" draw:layer="layout" svg:width="2.51cm" svg:height="0.836cm" svg:x="23.241cm" svg:y="8.751cm">
          <text:p text:style-name="P4"><text:span text:style-name="T5">conversionCasesEnCasesEtDirec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" draw:layer="layout" svg:width="2.51cm" svg:height="0.836cm" svg:x="23.241cm" svg:y="8.751cm">
          <text:p text:style-name="P4"><text:span text:style-name="T5">conversionCasesEnCasesEtDirec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draw:layer="layout" svg:width="2.51cm" svg:height="0.836cm" svg:x="23.241cm" svg:y="8.751cm">
          <text:p text:style-name="P4"><text:span text:style-name="T5">conversionCasesEnCasesEtDirec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" draw:layer="layout" svg:width="2.51cm" svg:height="0.836cm" svg:x="23.241cm" svg:y="8.751cm">
          <text:p text:style-name="P4"><text:span text:style-name="T5">conversionCasesEnCasesEtDirec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" draw:layer="layout" svg:width="2.51cm" svg:height="0.836cm" svg:x="23.241cm" svg:y="8.751cm">
          <text:p text:style-name="P4"><text:span text:style-name="T5">conversionCasesEnCasesEtDirec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3" draw:layer="layout" svg:width="2.196cm" svg:height="0.722cm" svg:x="31cm" svg:y="11cm">
          <draw:text-box>
            <text:p><text:span text:style-name="T6">Direction</text:span></text:p>
            <text:p><text:span text:style-name="T6">Direction</text:span></text:p>
          </draw:text-box>
        </draw:frame>
        <draw:line draw:style-name="gr4" draw:text-style-name="P2" draw:layer="layout" svg:x1="26.887cm" svg:y1="11.25cm" svg:x2="27.5cm" svg:y2="11.25cm">
          <text:p/>
        </draw:line>
        <draw:frame draw:style-name="gr54" draw:text-style-name="P13" draw:layer="layout" svg:width="2cm" svg:height="0.722cm" svg:x="25.75cm" svg:y="11.028cm">
          <draw:text-box>
            <text:p><text:span text:style-name="T6">Labyrinthe</text:span></text:p>
          </draw:text-box>
        </draw:frame>
        <draw:line draw:style-name="gr4" draw:text-style-name="P2" draw:layer="layout" svg:x1="30.5cm" svg:y1="11.25cm" svg:x2="31.113cm" svg:y2="11.25cm">
          <text:p/>
        </draw:line>
        <draw:line draw:style-name="gr4" draw:text-style-name="P2" draw:layer="layout" svg:x1="31.887cm" svg:y1="14.25cm" svg:x2="32.5cm" svg:y2="14.25cm">
          <text:p/>
        </draw:line>
        <draw:frame draw:style-name="gr70" draw:text-style-name="P13" draw:layer="layout" svg:width="0.502cm" svg:height="0.566cm" svg:x="30.261cm" svg:y="14.005cm">
          <draw:text-box>
            <text:p><text:span text:style-name="T6"/></text:p>
            <text:p><text:span text:style-name="T6"/></text:p>
          </draw:text-box>
        </draw:frame>
        <draw:custom-shape draw:style-name="gr71" draw:text-style-name="P4" draw:layer="layout" svg:width="2.76cm" svg:height="0.836cm" svg:x="32.74cm" svg:y="16.414cm">
          <text:p text:style-name="P4"><text:span text:style-name="T5">directionsPossi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" draw:layer="layout" svg:width="2.76cm" svg:height="0.836cm" svg:x="32.491cm" svg:y="13.915cm">
          <text:p text:style-name="P4"><text:span text:style-name="T5">choixOrd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6" draw:layer="layout" svg:width="2cm" svg:height="0.557cm" svg:x="30.75cm" svg:y="13.75cm">
          <draw:text-box>
            <text:p text:style-name="P12"><text:span text:style-name="T6">Labyrinthe</text:span></text:p>
            <text:p text:style-name="P7"><text:span text:style-name="T6">Direction</text:span></text:p>
            <text:p text:style-name="P7"><text:span text:style-name="T6">Direction</text:span></text:p>
            <text:p text:style-name="P7"><text:span text:style-name="T6">NaturelNonNul</text:span></text:p>
            <text:p text:style-name="P11"><text:span text:style-name="T6">Liste&lt;Ordre&gt;</text:span></text:p>
          </draw:text-box>
        </draw:frame>
        <draw:frame draw:style-name="gr74" draw:text-style-name="P6" draw:layer="layout" svg:width="2cm" svg:height="0.557cm" svg:x="36cm" svg:y="16.443cm">
          <draw:text-box>
            <text:p text:style-name="P12"><text:span text:style-name="T6">Ensemble&lt;Direction&gt;</text:span></text:p>
          </draw:text-box>
        </draw:frame>
        <draw:line draw:style-name="gr4" draw:text-style-name="P2" draw:layer="layout" svg:x1="32.137cm" svg:y1="16.75cm" svg:x2="32.75cm" svg:y2="16.75cm">
          <text:p/>
        </draw:line>
        <draw:line draw:style-name="gr4" draw:text-style-name="P2" draw:layer="layout" svg:x1="35.5cm" svg:y1="16.75cm" svg:x2="36.113cm" svg:y2="16.75cm">
          <text:p/>
        </draw:line>
        <draw:line draw:style-name="gr6" draw:text-style-name="P2" draw:layer="layout" svg:x1="34cm" svg:y1="16.5cm" svg:x2="34.25cm" svg:y2="14.75cm">
          <text:p/>
        </draw:line>
        <draw:line draw:style-name="gr6" draw:text-style-name="P2" draw:layer="layout" svg:x1="38.25cm" svg:y1="12cm" svg:x2="36.75cm" svg:y2="9.75cm">
          <text:p/>
        </draw:line>
        <draw:line draw:style-name="gr6" draw:text-style-name="P2" draw:layer="layout" svg:x1="17.75cm" svg:y1="22.5cm" svg:x2="33.75cm" svg:y2="17.25cm">
          <text:p/>
        </draw:line>
        <draw:frame draw:style-name="gr75" draw:text-style-name="P6" draw:layer="layout" svg:width="2cm" svg:height="0.557cm" svg:x="35.5cm" svg:y="12.25cm">
          <draw:text-box>
            <text:p text:style-name="P12"><text:span text:style-name="T6">Direction</text:span></text:p>
          </draw:text-box>
        </draw:frame>
        <draw:frame draw:style-name="gr76" draw:text-style-name="P6" draw:layer="layout" svg:width="2cm" svg:height="0.557cm" svg:x="40.5cm" svg:y="12.25cm">
          <draw:text-box>
            <text:p text:style-name="P12"><text:span text:style-name="T6">Direction</text:span></text:p>
          </draw:text-box>
        </draw:frame>
        <draw:line draw:style-name="gr4" draw:text-style-name="P2" draw:layer="layout" svg:x1="36.387cm" svg:y1="12.5cm" svg:x2="37cm" svg:y2="12.5cm">
          <text:p/>
        </draw:line>
        <draw:line draw:style-name="gr4" draw:text-style-name="P2" draw:layer="layout" svg:x1="40cm" svg:y1="12.5cm" svg:x2="40.613cm" svg:y2="12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adornments="Normal" style:font-family-generic="swiss" style:font-pitch="variable"/>
    <style:font-face style:name="DejaVu Sans3" svg:font-family="'DejaVu Sans'" style:font-adornments="Norm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adornments="Norm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Liberation Serif1" fo:font-family="'Liberation Serif'" style:font-style-name="Normal" style:font-family-generic="roman" style:font-pitch="variable" fo:font-size="18pt" fo:text-shadow="none" style:text-underline-style="none" style:letter-kerning="true" style:font-name-asian="DejaVu Sans2" style:font-family-asian="'DejaVu Sans'" style:font-style-name-asian="Normal" style:font-family-generic-asian="swiss" style:font-pitch-asian="variable" style:font-name-complex="DejaVu Sans2" style:font-family-complex="'DejaVu Sans'" style:font-style-name-complex="Normal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23T10:38:32.751541964</meta:creation-date>
    <dc:date>2024-12-12T16:26:44.289463856</dc:date>
    <meta:editing-duration>PT3H51M26S</meta:editing-duration>
    <meta:editing-cycles>48</meta:editing-cycles>
    <meta:generator>LibreOffice/7.3.7.2$Linux_X86_64 LibreOffice_project/30$Build-2</meta:generator>
    <meta:document-statistic meta:object-count="167"/>
  </office:meta>
</office:document-meta>
</file>